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svg:stroke-opacity="100%" draw:fill="solid" draw:fill-color="#cccccc" draw:textarea-horizontal-align="justify" draw:textarea-vertical-align="middle" draw:auto-grow-height="false" fo:min-height="0.545cm" fo:min-width="0.461cm"/>
    </style:style>
    <style:style style:name="gr2" style:family="graphic" style:parent-style-name="standard">
      <style:graphic-properties draw:stroke="dash" draw:stroke-dash="Fine_20_Dashed" svg:stroke-color="#000000" draw:fill="solid" draw:fill-color="#cccccc" draw:textarea-horizontal-align="justify" draw:textarea-vertical-align="middle" draw:auto-grow-height="false" fo:min-height="0.545cm" fo:min-width="0.461cm"/>
    </style:style>
    <style:style style:name="gr3" style:family="graphic" style:parent-style-name="standard">
      <style:graphic-properties draw:stroke="dash" draw:stroke-dash="Fine_20_Dashed" svg:stroke-color="#000000" draw:fill="solid" draw:fill-color="#cccccc" draw:textarea-horizontal-align="justify" draw:textarea-vertical-align="middle" draw:auto-grow-height="false" fo:min-height="0.545cm" fo:min-width="0.462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383cm" fo:min-width="1.47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382cm" fo:min-width="1.474cm"/>
    </style:style>
    <style:style style:name="gr6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545cm" fo:min-width="0.461cm"/>
    </style:style>
    <style:style style:name="gr7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8" style:family="graphic" style:parent-style-name="objectwithoutfill">
      <style:graphic-properties draw:stroke="solid" draw:stroke-dash="Ultrafine_20_2_20_Dots_20_3_20_Dashes"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solid" draw:stroke-dash="Ultrafine_20_2_20_Dots_20_3_20_Dashes"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.459cm"/>
    </style:style>
    <style:style style:name="gr12" style:family="graphic" style:parent-style-name="standard">
      <style:graphic-properties draw:stroke="none" draw:fill="none" fo:min-height="0.592cm"/>
    </style:style>
    <style:style style:name="gr13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 fo:min-height="0.545cm" fo:min-width="0.461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beration Sans3" fo:font-size="14pt" style:font-name-asian="Liberation Sans3" style:font-size-asian="14pt" style:font-name-complex="Liberation Sans3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61cm" svg:height="0.795cm" svg:x="11.6cm" svg:y="8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961cm" svg:height="0.795cm" svg:x="14.76cm" svg:y="1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62cm" svg:height="0.795cm" svg:x="12.792cm" svg:y="1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961cm" svg:height="0.795cm" svg:x="15.469cm" svg:y="8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961cm" svg:height="0.795cm" svg:x="13.501cm" svg:y="8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974cm" svg:height="1.633cm" svg:x="10.054cm" svg:y="7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974cm" svg:height="1.633cm" svg:x="12.022cm" svg:y="7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974cm" svg:height="1.633cm" svg:x="13.99cm" svg:y="7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974cm" svg:height="1.633cm" svg:x="15.958cm" svg:y="7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974cm" svg:height="1.633cm" svg:x="17.926cm" svg:y="7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74cm" svg:height="1.632cm" svg:x="9.312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74cm" svg:height="1.632cm" svg:x="11.28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74cm" svg:height="1.632cm" svg:x="13.248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74cm" svg:height="1.632cm" svg:x="15.216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974cm" svg:height="1.632cm" svg:x="17.184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961cm" svg:height="0.795cm" svg:x="14.476cm" svg:y="8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13.253cm" svg:y1="13.9cm" svg:x2="13.2cm" svg:y2="5.3cm">
          <text:p/>
        </draw:line>
        <draw:custom-shape draw:style-name="gr6" draw:text-style-name="P3" draw:layer="layout" svg:width="0.961cm" svg:height="0.795cm" svg:x="13.767cm" svg:y="1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2.9cm" svg:y1="14.5cm" svg:x2="14.728cm" svg:y2="5.425cm">
          <text:p/>
        </draw:line>
        <draw:polyline draw:style-name="gr9" draw:text-style-name="P2" draw:layer="layout" svg:width="0.499cm" svg:height="0.497cm" draw:transform="rotate (-1.5707963267949) translate (13.2000726893468cm 9.60036329274958cm)" svg:viewBox="0 0 500 498" draw:points="0,498 500,498 500,0">
          <text:p/>
        </draw:polyline>
        <draw:path draw:style-name="gr9" draw:text-style-name="P2" draw:layer="layout" svg:width="3.886cm" svg:height="0.844cm" draw:transform="skewX (-0.04310963252426) rotate (0.12932889757278) translate (13.2003129294378cm 6.46792168440247cm)" svg:viewBox="0 0 3887 845" svg:d="M0 0c2055 0 3887 845 3887 845">
          <text:p/>
        </draw:path>
        <draw:line draw:style-name="gr10" draw:text-style-name="P2" draw:layer="layout" svg:x1="13.7cm" svg:y1="14cm" svg:x2="11.5cm" svg:y2="7.1cm">
          <text:p/>
        </draw:line>
        <draw:frame draw:style-name="gr11" draw:text-style-name="P4" draw:layer="layout" svg:width="1.959cm" svg:height="1.009cm" svg:x="11.3cm" svg:y="6.291cm">
          <draw:text-box>
            <text:p><text:span text:style-name="T1">δ-ψ/2</text:span></text:p>
          </draw:text-box>
        </draw:frame>
        <draw:frame draw:style-name="gr12" draw:text-style-name="P5" draw:layer="layout" svg:width="2.209cm" svg:height="0.842cm" svg:x="15.1cm" svg:y="5.658cm">
          <draw:text-box draw:corner-radius="1.9cm">
            <text:p><text:span text:style-name="T1">δ+ψ</text:span></text:p>
          </draw:text-box>
        </draw:frame>
        <draw:line draw:style-name="gr10" draw:text-style-name="P2" draw:layer="layout" svg:x1="12.6cm" svg:y1="13.7cm" svg:x2="17.6cm" svg:y2="6.2cm">
          <text:p/>
        </draw:line>
        <draw:path draw:style-name="gr9" draw:text-style-name="P2" draw:layer="layout" svg:width="1.372cm" svg:height="0.418cm" draw:transform="skewX (0.0652753140245879) rotate (0.183608637309803) translate (13.2001094929225cm 6.03397162006669cm)" svg:viewBox="0 0 1373 419" svg:d="M0 0c725 0 1373 419 1373 419">
          <text:p/>
        </draw:path>
        <draw:frame draw:style-name="gr12" draw:text-style-name="P5" draw:layer="layout" svg:width="2.078cm" svg:height="0.842cm" svg:x="13.3cm" svg:y="5.258cm">
          <draw:text-box draw:corner-radius="1.9cm">
            <text:p><text:span text:style-name="T1">δ</text:span></text:p>
          </draw:text-box>
        </draw:frame>
        <draw:custom-shape draw:style-name="gr13" draw:text-style-name="P6" draw:layer="layout" svg:width="0.961cm" svg:height="0.795cm" svg:x="12.54cm" svg:y="8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9" draw:text-style-name="P2" draw:layer="layout" svg:width="3.067cm" svg:height="0.818cm" draw:transform="skewX (0.0923279174305) rotate (0.569850000776149) translate (11.5998871403715cm 7.69985823588631cm)" svg:viewBox="0 0 3068 819" svg:d="M0 0c1624 0 3068 819 3068 81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31T15:48:46.686651000</meta:creation-date>
    <dc:date>2016-12-31T18:18:25.352983000</dc:date>
    <meta:editing-duration>PT2H27M36S</meta:editing-duration>
    <meta:editing-cycles>8</meta:editing-cycles>
    <meta:generator>LibreOffice/5.0.2.2$MacOSX_X86_64 LibreOffice_project/37b43f919e4de5eeaca9b9755ed688758a8251fe</meta:generator>
    <meta:document-statistic meta:object-count="29"/>
  </office:meta>
</office:document-meta>
</file>